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bd6" officeooo:paragraph-rsid="00088bd6"/>
    </style:style>
    <style:style style:name="P2" style:family="paragraph" style:parent-style-name="Standard">
      <style:text-properties officeooo:rsid="00088bd6" officeooo:paragraph-rsid="00094461"/>
    </style:style>
    <style:style style:name="P3" style:family="paragraph" style:parent-style-name="Standard">
      <style:paragraph-properties fo:break-before="page"/>
      <style:text-properties officeooo:rsid="00088bd6" officeooo:paragraph-rsid="000de964"/>
    </style:style>
    <style:style style:name="P4" style:family="paragraph" style:parent-style-name="Standard">
      <style:text-properties officeooo:rsid="00088bd6" officeooo:paragraph-rsid="000de964"/>
    </style:style>
    <style:style style:name="P5" style:family="paragraph" style:parent-style-name="Standard">
      <style:text-properties officeooo:rsid="00088bd6" officeooo:paragraph-rsid="000ea13c"/>
    </style:style>
    <style:style style:name="P6" style:family="paragraph" style:parent-style-name="Standard">
      <style:text-properties officeooo:rsid="00094461" officeooo:paragraph-rsid="00094461"/>
    </style:style>
    <style:style style:name="P7" style:family="paragraph" style:parent-style-name="Standard">
      <style:text-properties officeooo:rsid="00094461" officeooo:paragraph-rsid="000de964"/>
    </style:style>
    <style:style style:name="P8" style:family="paragraph" style:parent-style-name="Standard">
      <style:text-properties officeooo:rsid="00094461" officeooo:paragraph-rsid="000ea13c"/>
    </style:style>
    <style:style style:name="P9" style:family="paragraph" style:parent-style-name="Standard">
      <style:text-properties officeooo:rsid="000a4045" officeooo:paragraph-rsid="000a4045"/>
    </style:style>
    <style:style style:name="P10" style:family="paragraph" style:parent-style-name="Standard">
      <style:text-properties officeooo:rsid="000a4045" officeooo:paragraph-rsid="000de964"/>
    </style:style>
    <style:style style:name="P11" style:family="paragraph" style:parent-style-name="Standard">
      <style:text-properties officeooo:rsid="000b0270" officeooo:paragraph-rsid="000b0270"/>
    </style:style>
    <style:style style:name="P12" style:family="paragraph" style:parent-style-name="Standard">
      <style:text-properties officeooo:rsid="000b0270" officeooo:paragraph-rsid="000de964"/>
    </style:style>
    <style:style style:name="P13" style:family="paragraph" style:parent-style-name="Standard">
      <style:text-properties officeooo:rsid="000b3a52" officeooo:paragraph-rsid="000b3a52"/>
    </style:style>
    <style:style style:name="P14" style:family="paragraph" style:parent-style-name="Standard">
      <style:paragraph-properties fo:break-before="page"/>
      <style:text-properties officeooo:rsid="000b3a52" officeooo:paragraph-rsid="000b3a52"/>
    </style:style>
    <style:style style:name="P15" style:family="paragraph" style:parent-style-name="Standard">
      <style:text-properties officeooo:rsid="000b3a52" officeooo:paragraph-rsid="000c4e25"/>
    </style:style>
    <style:style style:name="P16" style:family="paragraph" style:parent-style-name="Standard">
      <style:text-properties officeooo:rsid="000b3a52" officeooo:paragraph-rsid="000de964"/>
    </style:style>
    <style:style style:name="P17" style:family="paragraph" style:parent-style-name="Standard">
      <style:paragraph-properties fo:break-before="page"/>
      <style:text-properties officeooo:rsid="000b3a52" officeooo:paragraph-rsid="000de964"/>
    </style:style>
    <style:style style:name="P18" style:family="paragraph" style:parent-style-name="Standard">
      <style:text-properties officeooo:rsid="000c4e25" officeooo:paragraph-rsid="000c4e25"/>
    </style:style>
    <style:style style:name="P19" style:family="paragraph" style:parent-style-name="Standard">
      <style:text-properties officeooo:rsid="000c4e25" officeooo:paragraph-rsid="000de964"/>
    </style:style>
    <style:style style:name="P20" style:family="paragraph" style:parent-style-name="Standard">
      <style:text-properties officeooo:paragraph-rsid="000de964"/>
    </style:style>
    <style:style style:name="T1" style:family="text">
      <style:text-properties officeooo:rsid="00094461"/>
    </style:style>
    <style:style style:name="T2" style:family="text">
      <style:text-properties officeooo:rsid="000b3a52"/>
    </style:style>
    <style:style style:name="T3" style:family="text">
      <style:text-properties officeooo:rsid="000c4e25"/>
    </style:style>
    <style:style style:name="T4" style:family="text">
      <style:text-properties officeooo:rsid="000de964"/>
    </style:style>
    <style:style style:name="T5" style:family="text">
      <style:text-properties officeooo:rsid="000ea1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SOX 2 Av. ( Model A)</text:p>
      <text:p text:style-name="P1"/>
      <text:p text:style-name="P1">Nom____________________________________________________________________________</text:p>
      <text:p text:style-name="P1"/>
      <text:p text:style-name="P1"/>
      <text:p text:style-name="P1">1.- Si el fitxer /etc/exports d'una màquina<text:span text:style-name="T5"> </text:span>t<text:span text:style-name="T5">ro</text:span>be açò, explica:</text:p>
      <text:p text:style-name="P1"/>
      <text:p text:style-name="P1">/DIR1 <text:span text:style-name="T5">*</text:span>(rw,sync,no_root_squash) </text:p>
      <text:p text:style-name="P1">/DIR2 192.168.1.<text:span text:style-name="T5">2</text:span>(rw,sync,no_root_squash) </text:p>
      <text:p text:style-name="P1">/DIR3 192.168.1.3(ro,sync,no_subtree_check)</text:p>
      <text:p text:style-name="P1"/>
      <text:p text:style-name="P2">a)<text:span text:style-name="T1"> Raona si </text:span><text:span text:style-name="T5">la màquina és </text:span>un servidor o un client?<text:span text:style-name="T1"> </text:span></text:p>
      <text:p text:style-name="P2"/>
      <text:p text:style-name="P2"><text:span text:style-name="T1">b) En cas de ser servidor, necessàriament ha de ser Linux Server? En cas de ser client, necessariament ha de ser Linux client?</text:span></text:p>
      <text:p text:style-name="P6"/>
      <text:p text:style-name="P6">c) Si fem ipconfig i dona: 192.168.0.<text:span text:style-name="T5">1</text:span>/24 en esta màquina, que creu que passarà? Si creus que cal un canvi, indica'l.</text:p>
      <text:p text:style-name="P6"/>
      <text:p text:style-name="P6">d) Si vull que apareguen estes carpetes /DIR1 en l'arbre de la màquina 192.168.1.1, què cal fer?</text:p>
      <text:p text:style-name="P6"/>
      <text:p text:style-name="P9">e) El software que instal·les en totes les 3 màquines si son Linux, ha de ser el mateix?</text:p>
      <text:p text:style-name="P9"/>
      <text:p text:style-name="P9"/>
      <text:p text:style-name="P11">2.- Si en la carpeta /etc/samba/smb.conf <text:span text:style-name="T2"><text:s/>de la màquina 192.168.1.1/24 f</text:span>em un cat i ix:</text:p>
      <text:p text:style-name="P11"/>
      <text:p text:style-name="P11">[DIR1]</text:p>
      <text:p text:style-name="P11"><text:s text:c="3"/>path = /samba/DIR1</text:p>
      <text:p text:style-name="P11"><text:s text:c="3"/>browseable = yes</text:p>
      <text:p text:style-name="P11"><text:s text:c="3"/>writable = yes</text:p>
      <text:p text:style-name="P11"><text:s text:c="3"/>guest ok = yes</text:p>
      <text:p text:style-name="P11"><text:s text:c="3"/>create mask = 0770</text:p>
      <text:p text:style-name="P11"><text:s text:c="3"/>directory mask = 0770</text:p>
      <text:p text:style-name="P11"><text:s text:c="3"/>force user = nobody</text:p>
      <text:p text:style-name="P11"><text:s text:c="3"/>force group = nogroup</text:p>
      <text:p text:style-name="P11"/>
      <text:p text:style-name="P15"><text:span text:style-name="T3">3.- </text:span>Indica <text:span text:style-name="T3">en quina màquina està DIR1, este fitxer i qu`s significa.</text:span></text:p>
      <text:p text:style-name="P15"/>
      <text:p text:style-name="P15"><text:span text:style-name="T3">4.- E</text:span>n la màquina 192.168.1.2<text:span text:style-name="T3">, ¿ M</text:span>com es munten les carpetes DIR1 <text:span text:style-name="T3">per a que</text:span> es vegen al arbre "local" com Directori1<text:span text:style-name="T3">?</text:span></text:p>
      <text:p text:style-name="P13"/>
      <text:p text:style-name="P14"/>
      <text:p text:style-name="P15"><text:span text:style-name="T3">5.</text:span>- <text:span text:style-name="T3">En este codi, fa una alta massiva d'usuaris. </text:span></text:p>
      <text:p text:style-name="P15">5.1</text:p>
      <text:p text:style-name="P15"/>
      <text:p text:style-name="P15">param(</text:p>
      <text:p text:style-name="P13"><text:s text:c="4"/>[string]$csvPath = $args[0],</text:p>
      <text:p text:style-name="P13"/>
      <text:p text:style-name="P13">$usuaris = Import-Csv -Path <text:span text:style-name="T3">c:\usuaris.csv</text:span></text:p>
      <text:p text:style-name="P13"/>
      <text:p text:style-name="P13">foreach ($usuari in $usuaris) {</text:p>
      <text:p text:style-name="P13"><text:s text:c="4"/>$login = "$domini\$($usuari.login)"</text:p>
      <text:p text:style-name="P13"><text:s text:c="4"/>$passwd = ConvertTo-SecureString $usuari.passwd</text:p>
      <text:p text:style-name="P13"><text:s/># Crear usuari si no existeix</text:p>
      <text:p text:style-name="P13"><text:s text:c="4"/>New-ADUser -SamAccountName $usuari.login -UserPrincipalName "$usuari.login@$domini" -<text:span text:style-name="T3"> <text:s text:c="3"/></text:span>Name $usuari.login -GivenName $usuari.login -Surname "" -AccountPassword $passwd -Enabled $true -PassThru</text:p>
      <text:p text:style-name="P13"><text:s text:c="8"/>Write-Host "Usuari $login creat a+correctmanet al domini."</text:p>
      <text:p text:style-name="P13"><text:s text:c="4"/>}</text:p>
      <text:p text:style-name="P13"/>
      <text:p text:style-name="P18">Indica l'extructura que deu tindre el fitxer CSV.</text:p>
      <text:p text:style-name="P18"/>
      <text:p text:style-name="P18"/>
      <text:p text:style-name="P18">5.2 Et demane crear una Unitat Organitzativa en un Servidor Windows sense GUI (Server core ), com t'informes sobre els cmdLets?</text:p>
      <text:p text:style-name="P1"/>
      <text:p text:style-name="P3">EXAMEN SOX 2 Av. ( Model <text:span text:style-name="T5">B</text:span>)</text:p>
      <text:p text:style-name="P4"/>
      <text:p text:style-name="P4">Nom____________________________________________________________________________</text:p>
      <text:p text:style-name="P4"/>
      <text:p text:style-name="P4"/>
      <text:p text:style-name="P5">1.- Si el fitxer /etc/exports d'una màquina<text:span text:style-name="T5"> </text:span>t<text:span text:style-name="T5">ro</text:span>be açò, explica:</text:p>
      <text:p text:style-name="P5"/>
      <text:p text:style-name="P5">/DIR1 <text:span text:style-name="T5">192.168.1.2</text:span>(rw,sync,no_root_squash) </text:p>
      <text:p text:style-name="P5">/DIR2 <text:span text:style-name="T5">*</text:span>(rw,sync,no_root_squash) </text:p>
      <text:p text:style-name="P5">/DIR3 192.168.1.3(ro,sync,no_subtree_check)</text:p>
      <text:p text:style-name="P5"/>
      <text:p text:style-name="P5">a)<text:span text:style-name="T1"> Raona si </text:span><text:span text:style-name="T5">la màquina és </text:span>un servidor o un client?<text:span text:style-name="T1"> </text:span></text:p>
      <text:p text:style-name="P5"/>
      <text:p text:style-name="P5"><text:span text:style-name="T1">b) En cas de ser servidor, necessàriament ha de ser Linux Server? En cas de ser client, necessariament ha de ser Linux client?</text:span></text:p>
      <text:p text:style-name="P8"/>
      <text:p text:style-name="P8">c) Si fem ipconfig i dona: 192.168.0.<text:span text:style-name="T5">1</text:span>/24 en esta màquina, que creu que passarà? Si creus que cal un canvi, indica'l.</text:p>
      <text:p text:style-name="P7"/>
      <text:p text:style-name="P7">d) Si vull que apareguen estes carpetes /DIR1 en l'arbre de la màquina 192.168.1.<text:span text:style-name="T5">4</text:span>, què cal fer?</text:p>
      <text:p text:style-name="P7"/>
      <text:p text:style-name="P10">e) El software que instal·les en totes les 3 màquines si son Linux, ha de ser el mateix?</text:p>
      <text:p text:style-name="P10"/>
      <text:p text:style-name="P10"/>
      <text:p text:style-name="P12">2.- Si en la carpeta /etc/samba/smb.conf <text:span text:style-name="T2"><text:s/>de la màquina 192.168.1.1/24 f</text:span>em un cat i ix:</text:p>
      <text:p text:style-name="P12"/>
      <text:p text:style-name="P12">[DIR<text:span text:style-name="T4">2</text:span>]</text:p>
      <text:p text:style-name="P12"><text:s text:c="3"/>path = /<text:span text:style-name="T4">home</text:span>/DIR<text:span text:style-name="T4">2</text:span></text:p>
      <text:p text:style-name="P12"><text:s text:c="3"/>browseable = <text:span text:style-name="T4">yes</text:span></text:p>
      <text:p text:style-name="P12"><text:s text:c="3"/>writable = <text:span text:style-name="T4">no</text:span></text:p>
      <text:p text:style-name="P12"><text:s text:c="3"/>guest ok = yes</text:p>
      <text:p text:style-name="P12"><text:s text:c="3"/>create mask = 077<text:span text:style-name="T4">5</text:span></text:p>
      <text:p text:style-name="P12"><text:s text:c="3"/>directory mask = 077<text:span text:style-name="T4">5</text:span></text:p>
      <text:p text:style-name="P12"><text:s/></text:p>
      <text:p text:style-name="P12"/>
      <text:p text:style-name="P16"><text:span text:style-name="T3">3.- </text:span>Indica <text:span text:style-name="T3">en quina màquina està DIR1, este fitxer i qu`s significa.</text:span></text:p>
      <text:p text:style-name="P16"/>
      <text:p text:style-name="P16"><text:span text:style-name="T3">4.- E</text:span>n la màquina 192.168.1.2<text:span text:style-name="T3">, ¿ M</text:span>com es munten les carpetes DIR1 <text:span text:style-name="T3">per a que</text:span> es vegen al arbre "local" com Directori1<text:span text:style-name="T3">?</text:span></text:p>
      <text:p text:style-name="P16"/>
      <text:p text:style-name="P17"/>
      <text:p text:style-name="P16"><text:span text:style-name="T3">5.</text:span>- <text:span text:style-name="T3">En este codi, fa una alta massiva de grups</text:span></text:p>
      <text:p text:style-name="P16">5.1</text:p>
      <text:p text:style-name="P16"/>
      <text:p text:style-name="P16">param(</text:p>
      <text:p text:style-name="P16"><text:s text:c="4"/>[string]$csvPath = $args[0],</text:p>
      <text:p text:style-name="P16"/>
      <text:p text:style-name="P16">$<text:span text:style-name="T4">grups</text:span> = Import-Csv -Path <text:span text:style-name="T3">c:\grups.csv</text:span></text:p>
      <text:p text:style-name="P16"/>
      <text:p text:style-name="P16">foreach ($<text:span text:style-name="T4">grup</text:span> in $<text:span text:style-name="T4">grups</text:span>) {</text:p>
      <text:p text:style-name="P16"><text:s text:c="4"/>$<text:span text:style-name="T4">grup</text:span> = "$domini\$($<text:span text:style-name="T4">grup</text:span>.<text:span text:style-name="T4">nom</text:span>)"</text:p>
      <text:p text:style-name="P20"><text:span text:style-name="T2"><text:s text:c="4"/>New-AD</text:span><text:span text:style-name="T4">Group </text:span>-Name "NomDelGrup" -GroupScope Global -GroupCategory Security</text:p>
      <text:p text:style-name="P16"><text:s text:c="4"/>}</text:p>
      <text:p text:style-name="P16"/>
      <text:p text:style-name="P16"/>
      <text:p text:style-name="P19">Indica l'extructura que deu tindre el fitxer CSV<text:span text:style-name="T4"> i posa 3 o 4 exemples.</text:span></text:p>
      <text:p text:style-name="P19"/>
      <text:p text:style-name="P19"/>
      <text:p text:style-name="P19">5.2 Et demane crear un<text:span text:style-name="T4"> Grup d'Active Directory </text:span>un Servidor Windows sense GUI (Server core ), com t'informes sobre els cmdLets?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4:51:03.576980342</meta:creation-date>
    <dc:date>2025-02-04T15:32:37.104583901</dc:date>
    <meta:editing-duration>PT6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70" meta:word-count="540" meta:character-count="3560" meta:non-whitespace-character-count="2989"/>
  </office:meta>
</office:document-meta>
</file>